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1B9789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line-height="107%" fo:break-before="auto" fo:break-after="auto" style:writing-mode="lr-tb"/>
    </style:style>
    <style:style style:name="P3" style:family="paragraph" style:parent-style-name="Standard">
      <style:paragraph-properties fo:line-height="150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17f42" officeooo:paragraph-rsid="00017f42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officeooo:rsid="00017f42" style:font-name-asian="Times New Roman" style:font-name-complex="Times New Roman"/>
    </style:style>
    <style:style style:name="T4" style:family="text">
      <style:text-properties style:font-name="Times New Roman" officeooo:rsid="0001eaf3" style:font-name-asian="Times New Roman" style:font-name-complex="Times New Roman"/>
    </style:style>
    <style:style style:name="T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6" style:family="text">
      <style:text-properties officeooo:rsid="00017f4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>Aluno</text:span><text:span text:style-name="T2">: </text:span><text:span text:style-name="T3">Ana Cláudia Santana Moreira</text:span><text:span text:style-name="T2"><text:tab/><text:tab/><text:tab/><text:tab/><text:tab/><text:tab/></text:span><text:span text:style-name="T5">Data:</text:span><text:span text:style-name="T2"> </text:span><text:span text:style-name="T4">31</text:span><text:span text:style-name="T2">/10/2013</text:span></text:p>
      <text:p text:style-name="P3"><text:span text:style-name="T5">Fase/Iteração:</text:span><text:span text:style-name="T2"> Sprint 5<text:tab/><text:tab/> <text:s text:c="71"/></text:span><text:span text:style-name="T5">Esforço Total:</text:span><text:span text:style-name="T2"> 1 horas</text:span></text:p>
      <text:p text:style-name="P4"/>
      <text:p text:style-name="P3"><text:span text:style-name="T5">Atividade: Verificação do Plano de Gerência de Configuração</text:span><text:span text:style-name="T2"><text:tab/> <text:s text:c="14"/></text:span><text:span text:style-name="T5">Esforço: 1 hora</text:span></text:p>
      <text:p text:style-name="P5">Descrição: Foi re-inspecionado o documento de de GCO, após as alterações feitas pela equipe. O documento foi aprovado pela equipe de VER. </text:p>
      <text:p text:style-name="P4">Produtos: não se aplica</text:p>
      <text:p text:style-name="P4">Equipe: Ana <text:span text:style-name="T6">Cláudia, </text:span>Marcos <text:span text:style-name="T6">Paulo</text:span> <text:span text:style-name="T6">e Thaís Cardoso.</text:span></text:p>
      <text:p text:style-name="P6">Artefato: ticket #8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17f42" officeooo:paragraph-rsid="00017f42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 de Software – Instituto de Informática – Universidade Federal de 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</text:p>
        <text:p text:style-name="MP3"><text:span text:style-name="MT2">Relatório 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title/>
    <meta:initial-creator/>
    <meta:editing-cycles>4</meta:editing-cycles>
    <dc:date>2013-11-03T00:47:25.524000000</dc:date>
    <meta:editing-duration>P0D</meta:editing-duration>
    <meta:document-statistic meta:table-count="0" meta:image-count="1" meta:object-count="0" meta:page-count="1" meta:paragraph-count="10" meta:word-count="75" meta:character-count="601" meta:non-whitespace-character-count="440"/>
  </office:meta>
</office:document-meta>
</file>